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c9c9b6"/>
    </style:style>
    <style:style style:name="gr4" style:family="graphic" style:parent-style-name="standard">
      <style:graphic-properties svg:stroke-width="0.001cm" svg:stroke-color="#626248" draw:fill="none" draw:fill-color="#ffffff" fo:padding-top="-0.049cm" fo:padding-bottom="-0.049cm" fo:padding-left="-0.049cm" fo:padding-right="-0.049cm"/>
    </style:style>
    <style:style style:name="gr5" style:family="graphic" style:parent-style-name="standard">
      <style:graphic-properties svg:stroke-width="0.04cm" svg:stroke-color="#ecece7" draw:fill="none" draw:fill-color="#ffffff" fo:padding-top="-0.03cm" fo:padding-bottom="-0.03cm" fo:padding-left="-0.03cm" fo:padding-right="-0.03cm"/>
    </style:style>
    <style:style style:name="gr6" style:family="graphic" style:parent-style-name="standard">
      <style:graphic-properties draw:stroke="none" svg:stroke-width="0.001cm" draw:fill-color="#7a7a5a"/>
    </style:style>
    <style:style style:name="gr7" style:family="graphic" style:parent-style-name="standard">
      <style:graphic-properties svg:stroke-width="0.04cm" svg:stroke-color="#000000" draw:fill="none" draw:fill-color="#ffffff" fo:padding-top="-0.03cm" fo:padding-bottom="-0.03cm" fo:padding-left="-0.03cm" fo:padding-right="-0.03cm"/>
    </style:style>
    <style:style style:name="gr8" style:family="graphic" style:parent-style-name="standard">
      <style:graphic-properties svg:stroke-width="0.04cm" svg:stroke-color="#494936" draw:fill="none" draw:fill-color="#ffffff" fo:padding-top="-0.03cm" fo:padding-bottom="-0.03cm" fo:padding-left="-0.03cm" fo:padding-right="-0.03cm"/>
    </style:style>
    <style:style style:name="gr9" style:family="graphic" style:parent-style-name="standard">
      <style:graphic-properties svg:stroke-width="0.001cm" svg:stroke-color="#ecece7" draw:fill="none" draw:fill-color="#ffffff" fo:padding-top="-0.049cm" fo:padding-bottom="-0.049cm" fo:padding-left="-0.049cm" fo:padding-right="-0.049cm"/>
    </style:style>
    <style:style style:name="gr10" style:family="graphic" style:parent-style-name="standard">
      <style:graphic-properties draw:stroke="none" svg:stroke-width="0.001cm" draw:fill-color="#0096d4"/>
    </style:style>
    <style:style style:name="gr11" style:family="graphic" style:parent-style-name="standard">
      <style:graphic-properties svg:stroke-width="0.04cm" svg:stroke-color="#ffffff" draw:fill="none" draw:fill-color="#ffffff" fo:padding-top="-0.03cm" fo:padding-bottom="-0.03cm" fo:padding-left="-0.03cm" fo:padding-right="-0.03cm"/>
    </style:style>
    <style:style style:name="gr12" style:family="graphic" style:parent-style-name="standard">
      <style:graphic-properties draw:stroke="none" svg:stroke-width="0.04cm" draw:fill-color="#000000"/>
    </style:style>
    <style:style style:name="gr13" style:family="graphic" style:parent-style-name="standard">
      <style:graphic-properties draw:stroke="none" svg:stroke-width="0.04cm" draw:fill-color="#ffffff"/>
    </style:style>
  </office:automatic-styles>
  <office:body>
    <office:drawing>
      <draw:page draw:name="page1" draw:style-name="dp1" draw:master-page-name="Default">
        <draw:g>
          <draw:glue-point draw:id="4" svg:x="-3.806cm" svg:y="-5cm"/>
          <draw:glue-point draw:id="5" svg:x="5cm" svg:y="-5cm"/>
          <draw:glue-point draw:id="6" svg:x="0.597cm" svg:y="-5cm"/>
          <draw:glue-point draw:id="7" svg:x="-5cm" svg:y="5cm"/>
          <draw:glue-point draw:id="8" svg:x="3.804cm" svg:y="5cm"/>
          <draw:glue-point draw:id="9" svg:x="-0.597cm" svg:y="5cm"/>
          <draw:glue-point draw:id="10" svg:x="-5cm" svg:y="-4.256cm"/>
          <draw:glue-point draw:id="11" svg:x="-5cm" svg:y="0.373cm"/>
          <draw:glue-point draw:id="12" svg:x="5cm" svg:y="4.256cm"/>
          <draw:glue-point draw:id="13" svg:x="5cm" svg:y="-0.373cm"/>
          <draw:glue-point draw:id="14" svg:x="0cm" svg:y="0cm"/>
          <draw:polygon draw:style-name="gr1" draw:layer="layout" svg:width="1.082cm" svg:height="1.851cm" svg:x="0cm" svg:y="0.149cm" svg:viewBox="0 0 1083 1852" draw:points="0,0 0,1852 1083,1852 1083,0">
            <text:p/>
          </draw:polygon>
          <draw:polygon draw:style-name="gr2" draw:layer="layout" svg:width="1.082cm" svg:height="1.851cm" svg:x="0cm" svg:y="0.149cm" svg:viewBox="0 0 1083 1852" draw:points="0,0 0,1852 1083,1852 1083,0">
            <text:p/>
          </draw:polygon>
          <draw:polygon draw:style-name="gr3" draw:layer="layout" svg:width="1.229cm" svg:height="0.149cm" svg:x="0cm" svg:y="0cm" svg:viewBox="0 0 1230 150" draw:points="0,150 146,0 1230,0 1082,150">
            <text:p/>
          </draw:polygon>
          <draw:polygon draw:style-name="gr2" draw:layer="layout" svg:width="1.229cm" svg:height="0.149cm" svg:x="0cm" svg:y="0cm" svg:viewBox="0 0 1230 150" draw:points="0,150 146,0 1230,0 1082,150">
            <text:p/>
          </draw:polygon>
          <draw:polygon draw:style-name="gr3" draw:layer="layout" svg:width="0.494cm" svg:height="0.243cm" svg:x="0.067cm" svg:y="0.257cm" svg:viewBox="0 0 495 244" draw:points="0,0 495,0 495,244 0,244">
            <text:p/>
          </draw:polygon>
          <draw:polygon draw:style-name="gr4" draw:layer="layout" svg:width="0.494cm" svg:height="0.242cm" svg:x="0.067cm" svg:y="0.257cm" svg:viewBox="0 0 495 243" draw:points="0,0 495,0 495,243 0,243">
            <text:p/>
          </draw:polygon>
          <draw:line draw:style-name="gr5" draw:layer="layout" svg:x1="0.133cm" svg:y1="0.378cm" svg:x2="0.481cm" svg:y2="0.378cm">
            <text:p/>
          </draw:line>
          <draw:polygon draw:style-name="gr6" draw:layer="layout" svg:width="0.147cm" svg:height="2cm" svg:x="1.082cm" svg:y="0cm" svg:viewBox="0 0 148 2001" draw:points="0,2001 148,1852 148,0 0,148">
            <text:p/>
          </draw:polygon>
          <draw:polygon draw:style-name="gr2" draw:layer="layout" svg:width="0.147cm" svg:height="2cm" svg:x="1.082cm" svg:y="0cm" svg:viewBox="0 0 148 2001" draw:points="0,2001 148,1852 148,0 0,148">
            <text:p/>
          </draw:polygon>
          <draw:line draw:style-name="gr5" draw:layer="layout" svg:x1="0.013cm" svg:y1="1.878cm" svg:x2="1.083cm" svg:y2="1.878cm">
            <text:p/>
          </draw:line>
          <draw:line draw:style-name="gr7" draw:layer="layout" svg:x1="0.013cm" svg:y1="0.892cm" svg:x2="1.083cm" svg:y2="0.892cm">
            <text:p/>
          </draw:line>
          <draw:line draw:style-name="gr8" draw:layer="layout" svg:x1="0cm" svg:y1="1.865cm" svg:x2="1.082cm" svg:y2="1.865cm">
            <text:p/>
          </draw:line>
          <draw:line draw:style-name="gr7" draw:layer="layout" svg:x1="0cm" svg:y1="0.878cm" svg:x2="1.082cm" svg:y2="0.878cm">
            <text:p/>
          </draw:line>
          <draw:polyline draw:style-name="gr9" draw:layer="layout" svg:width="0.481cm" svg:height="0.23cm" svg:x="0.067cm" svg:y="0.257cm" svg:viewBox="0 0 482 231" draw:points="0,231 0,0 482,0">
            <text:p/>
          </draw:polyline>
          <draw:polygon draw:style-name="gr10" draw:layer="layout" svg:width="0.815cm" svg:height="0.823cm" svg:x="0.146cm" svg:y="0.974cm" svg:viewBox="0 0 816 824" draw:points="816,411 815,391 814,370 811,349 807,328 802,308 796,288 790,268 783,249 773,230 764,212 754,194 742,176 730,159 717,143 703,127 688,113 673,99 658,86 640,74 623,62 605,51 587,42 568,32 549,25 529,18 510,13 490,8 469,4 449,2 428,0 407,0 386,0 366,2 346,4 325,8 305,13 285,18 266,25 247,32 228,42 210,51 192,62 174,74 157,86 142,99 126,113 112,127 98,143 85,159 73,176 61,194 51,212 41,230 32,249 25,268 18,288 13,308 8,328 4,349 1,370 0,391 0,411 0,432 1,453 4,474 8,495 13,514 18,535 25,554 32,574 41,593 51,611 61,629 73,647 85,664 98,680 112,695 126,710 142,724 157,737 174,749 192,761 210,771 228,781 247,790 266,798 285,805 305,810 325,815 346,819 366,821 386,823 407,824 428,823 449,821 469,819 490,815 510,810 529,805 549,798 568,790 587,781 605,771 623,761 640,749 658,737 673,724 688,710 703,695 717,680 730,664 742,647 754,629 764,611 773,593 783,574 790,554 796,535 802,514 807,495 811,474 814,453 815,432">
            <text:p/>
          </draw:polygon>
          <draw:polygon draw:style-name="gr7" draw:layer="layout" svg:width="0.828cm" svg:height="0.838cm" svg:x="0.121cm" svg:y="0.946cm" svg:viewBox="0 0 829 839" draw:points="829,419 828,398 827,376 824,355 820,334 816,314 810,294 802,273 795,254 786,234 777,216 766,197 754,180 741,163 729,146 714,131 700,115 684,101 668,88 651,75 633,63 615,53 596,43 577,34 558,26 538,20 518,13 497,9 476,4 456,2 435,0 413,0 393,0 372,2 351,4 330,9 310,13 290,20 270,26 251,34 231,43 213,53 195,63 177,75 160,88 144,101 128,115 114,131 100,146 87,163 74,180 62,197 51,216 42,234 33,254 25,273 19,294 12,314 7,334 4,355 1,376 0,398 0,419 0,440 1,462 4,483 7,504 12,525 19,544 25,565 33,584 42,604 51,622 62,641 74,658 87,675 100,693 114,708 128,723 144,737 160,750 177,763 195,775 213,786 231,796 251,805 270,813 290,819 310,825 330,830 351,834 372,836 393,838 413,839 435,838 456,836 476,834 497,830 518,825 538,819 558,813 577,805 596,796 615,786 633,775 651,763 668,750 684,737 700,723 714,708 729,693 741,675 754,658 766,641 777,622 786,604 795,584 802,565 810,544 816,525 820,504 824,483 827,462 828,440">
            <text:p/>
          </draw:polygon>
          <draw:polygon draw:style-name="gr11" draw:layer="layout" svg:width="0.828cm" svg:height="0.838cm" svg:x="0.133cm" svg:y="0.959cm" svg:viewBox="0 0 829 839" draw:points="829,419 828,397 827,377 824,356 820,335 816,314 810,294 803,273 796,254 786,235 777,216 766,197 755,180 742,162 729,146 714,130 700,115 684,101 668,88 651,75 634,63 615,53 597,42 578,33 558,26 538,19 518,13 498,8 477,5 456,2 435,0 414,0 393,0 372,2 352,5 331,8 310,13 291,19 270,26 251,33 232,42 213,53 195,63 177,75 161,88 144,101 129,115 114,130 100,146 87,162 74,180 62,197 52,216 42,235 33,254 26,273 19,294 13,314 8,335 4,356 2,377 0,397 0,419 0,441 2,461 4,483 8,504 13,524 19,544 26,565 33,584 42,604 52,622 62,641 74,659 87,676 100,692 114,708 129,723 144,737 161,750 177,763 195,775 213,786 232,796 251,805 270,813 291,819 310,825 331,830 352,834 372,837 393,838 414,839 435,838 456,837 477,834 498,830 518,825 538,819 558,813 578,805 597,796 615,786 634,775 651,763 668,750 684,737 700,723 714,708 729,692 742,676 755,659 766,641 777,622 786,604 796,584 803,565 810,544 816,524 820,504 824,483 827,461 828,441">
            <text:p/>
          </draw:polygon>
          <draw:polygon draw:style-name="gr12" draw:layer="layout" svg:width="0.12cm" svg:height="0.365cm" svg:x="0.682cm" svg:y="1.189cm" svg:viewBox="0 0 121 366" draw:points="0,0 0,366 121,366 121,0">
            <text:p/>
          </draw:polygon>
          <draw:polygon draw:style-name="gr12" draw:layer="layout" svg:width="0.361cm" svg:height="0.379cm" svg:x="0.267cm" svg:y="1.189cm" svg:viewBox="0 0 362 380" draw:points="0,0 0,380 362,176">
            <text:p/>
          </draw:polygon>
          <draw:polygon draw:style-name="gr13" draw:layer="layout" svg:width="0.12cm" svg:height="0.365cm" svg:x="0.695cm" svg:y="1.202cm" svg:viewBox="0 0 121 366" draw:points="0,0 0,366 121,366 121,0">
            <text:p/>
          </draw:polygon>
          <draw:polygon draw:style-name="gr13" draw:layer="layout" svg:width="0.36cm" svg:height="0.379cm" svg:x="0.28cm" svg:y="1.202cm" svg:viewBox="0 0 361 380" draw:points="0,0 0,380 361,17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entri Firewall</dc:title>
    <meta:creation-date>2011-02-07T16:33:48</meta:creation-date>
    <meta:editing-duration>P0D</meta:editing-duration>
    <meta:editing-cycles>1</meta:editing-cycles>
    <meta:document-statistic meta:object-count="22"/>
    <meta:generator>OpenOffice.org/3.3$Linux OpenOffice.org_project/330m20$Build-9567</meta:generator>
  </office:meta>
</office:document-meta>
</file>